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padding="0.71mm"/>
    </style:style>
    <style:style style:name="ce1" style:family="table-cell" style:parent-style-name="Default">
      <style:table-cell-properties fo:background-color="transparent" fo:padding="0.71mm"/>
    </style:style>
    <style:style style:name="ce5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В отчёте за 2006 год нет данных, но они есть в отчёте за 2007 год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48630" calcext:value-type="float">
            <text:p>14863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 отчёта за 2007 год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43090" calcext:value-type="float">
            <text:p>14309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31960" calcext:value-type="float">
            <text:p>13196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36160" calcext:value-type="float">
            <text:p>13616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41940" calcext:value-type="float">
            <text:p>14194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34320" calcext:value-type="float">
            <text:p>13432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36060" calcext:value-type="float">
            <text:p>13606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51580" calcext:value-type="float">
            <text:p>15158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2100" calcext:value-type="float">
            <text:p>15210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В отчёте за 2014-й год нет данных, но они есть в отчёте за 2015-й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50200" calcext:value-type="float">
            <text:p>15020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 отчёта за 2015 год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57580" calcext:value-type="float">
            <text:p>15758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55050" calcext:value-type="float">
            <text:p>15505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1330" calcext:value-type="float">
            <text:p>12133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19720" calcext:value-type="float">
            <text:p>11972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1460" calcext:value-type="float">
            <text:p>11146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09100" calcext:value-type="float">
            <text:p>1091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04820" calcext:value-type="float">
            <text:p>10482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68271+37144" office:value-type="float" office:value="105415" calcext:value-type="float">
            <text:p>10541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Печенгского муниципального района и города Мончегорска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99360" calcext:value-type="float">
            <text:p>9936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754" calcext:value-type="float">
            <text:p>10275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данных по диоксиду серы по Печенгскому муниципальному району и городскому округу Мончегорск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1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2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938800" calcext:value-type="float">
            <text:p>1938800</text:p>
          </table:table-cell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Таблица EN20 на с. 173 отчёта за 2007 год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919950" calcext:value-type="float">
            <text:p>191995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000" calcext:value-type="float">
            <text:p>19140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880830" calcext:value-type="float">
            <text:p>188083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2000" calcext:value-type="float">
            <text:p>191200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911710" calcext:value-type="float">
            <text:p>191171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908010" calcext:value-type="float">
            <text:p>190801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881060" calcext:value-type="float">
            <text:p>188106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6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797180" calcext:value-type="float">
            <text:p>1797180</text:p>
          </table:table-cell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5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853920" calcext:value-type="float">
            <text:p>185392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758180" calcext:value-type="float">
            <text:p>175818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764650" calcext:value-type="float">
            <text:p>176465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764697" calcext:value-type="float">
            <text:p>17646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Норильск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1798640" calcext:value-type="float">
            <text:p>179864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98685" calcext:value-type="float">
            <text:p>179868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рильск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upload/iblock/427/Gosudarstvennyj_doklad_o_sostoyanii_okruzhayushej_sredy_v_RK_v_2008_godu.pdf</text:p>
          </table:table-cell>
          <table:table-cell office:value-type="string" calcext:value-type="string">
            <text:p>Табл. 1.4 на с. 21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upload/iblock/53b/Gosudarstvennyj_doklad_o_sostoyanii_okruzhayushej_sredy_v_RK_v_2009_godu.pdf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1e7/Gosudarstvennyj_doklad_o_sostoyanii_okruzhayushej_sredy_v_RK_v_2010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5704/CSR%20Report%202010_Severstal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8be/Gosudarstvennyj_doklad_o_sostoyanii_okruzhayushej_sredy_v_RK_v_2011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072/Severstal_SocialReport_2011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4c2/Gosudarstvennyj_doklad_o_sostoyanii_okruzhayushej_sredy_v_RK_v_2012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c0/Gosudarstvennyj_doklad_o_sostoyanii_okruzhayushej_sredy_v_RK_v_2013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308/APA0255-Web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45/Gosudarstvennyj_doklad_o_sostoyanii_okruzhayushej_sredy_v_RK_v_2014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3161/Severstal_CSR_Report_2014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a9d/Gosudarstvennyj_doklad_o_sostoyanii_okruzhayushej_sredy_v_RK_v_2015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5732/Severstal_CSR_Report_2015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917/Gosudarstvennyj_doklad_o_sostoyanii_okruzhayushej_sredy_v_RK_2016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0943/Severstal_CSR_Report_2016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d15/Gosdoklad_2017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2123/social_report_2017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20c/Gosdoklad_2018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8592/CSR_SD_Report_2018_R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остомукшский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44632/Severstal_CSR_SD_Report_2019_R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8db27567a95332da7f1b16749ecd85ef/doklad_2012.pdf?LoadFile=1</text:p>
          </table:table-cell>
          <table:table-cell office:value-type="string" calcext:value-type="string">
            <text:p>Таблица 120 на с. 210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9a25df5b96a3755d166f910602ce6e83/Doklad_2013_v2.pdf?LoadFile=1</text:p>
          </table:table-cell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76dc9a7ac21464294d2db26f64727cfa/Doklad_2014.pdf?LoadFile=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b3180655aef7b95a08df0a3f1def1ece/%D0%94%D0%9E%D0%9A%D0%9B%D0%90%D0%942015_v3.pd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af1c7fa574d5a29ff3d89db933606f67/Doklad_2016.pd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85e9d60d131e8a95e3d74f1a086740ca/Doklad_2017.pd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384f462435bdaf81b24467a7cdcff979/Doklad_2018.pd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92" calcext:value-type="float">
            <text:p>1149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веродвинск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8439" calcext:value-type="float">
            <text:p>1843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ровский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340" calcext:value-type="float">
            <text:p>173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еровский городской округ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9287" calcext:value-type="float">
            <text:p>1928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расноуральск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9023" calcext:value-type="float">
            <text:p>1902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Красноуральск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1617" calcext:value-type="float">
            <text:p>2161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ировградский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2687" calcext:value-type="float">
            <text:p>2268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ировградский городской округ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33313" calcext:value-type="float">
            <text:p>13331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фтинский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3872" calcext:value-type="float">
            <text:p>14387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фтинский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вда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вда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Верхнеуфалейский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Верхнеуфалейский городской округ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59220/</text:p>
          </table:table-cell>
          <table:table-cell office:value-type="string" calcext:value-type="string">
            <text:p>В госдокладах нет данных о выбросах диоксида серы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0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1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8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77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4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5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6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120188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5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«Муниципальных образований города Москвы»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3740" calcext:value-type="float">
            <text:p>13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всех округов в регионе Москва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арабашский городской округ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8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7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0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2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4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6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488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168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арабашский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300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9748" calcext:value-type="float">
            <text:p>3974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Уфа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язань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Рязань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ронский муниципальный район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853" calcext:value-type="float">
            <text:p>108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ронский муниципальный район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wp-content/uploads/2018/12/doklad2013.pdf</text:p>
          </table:table-cell>
          <table:table-cell office:value-type="string" calcext:value-type="string">
            <text:p>Таблица 2.2 на с. 349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wp-content/uploads/2018/12/NEW_DOKLAD-2014.pdf</text:p>
          </table:table-cell>
          <table:table-cell office:value-type="string" calcext:value-type="string">
            <text:p>Таблица 6.1 на с. 335–336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wp-content/uploads/2018/12/%D0%94%D0%BE%D0%BA%D0%BB%D0%B0%D0%B4-2015.pdf</text:p>
          </table:table-cell>
          <table:table-cell office:value-type="string" calcext:value-type="string">
            <text:p>Таблица 6.1 на с. 301–30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wp-content/uploads/2018/12/%D0%94%D0%BE%D0%BA%D0%BB%D0%B0%D0%B42016-11.pdf</text:p>
          </table:table-cell>
          <table:table-cell office:value-type="string" calcext:value-type="string">
            <text:p>Таблица 6.1 на с. 316–317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wp-content/uploads/2018/12/doklad_20172.pdf</text:p>
          </table:table-cell>
          <table:table-cell office:value-type="string" calcext:value-type="string">
            <text:p>Таблица 6.1 на с. 336–337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wp-content/uploads/2019/09/do%D1%81lad-2018.pdf</text:p>
          </table:table-cell>
          <table:table-cell office:value-type="string" calcext:value-type="string">
            <text:p>Таблица 6.1 на с. 33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1795" calcext:value-type="float">
            <text:p>5179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знецкий (просто, не муниципальный район)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kuzbasseco.ru/wp-content/uploads/2020/06/gd2019.pdf</text:p>
          </table:table-cell>
          <table:table-cell office:value-type="string" calcext:value-type="string">
            <text:p>В госдокладе нет данных по Новокузнецку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5301" calcext:value-type="float">
            <text:p>4530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Новокузнецкий городской округ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9837" calcext:value-type="float">
            <text:p>983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Магнитогорский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Магнитогорский городской округ - город Магнитогорск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йбышевск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Новокуйбышевск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admlr.lipetsk.ru/rus/app/adm/dep_eco/doclad_2012.pdf</text:p>
          </table:table-cell>
          <table:table-cell office:value-type="string" calcext:value-type="string">
            <text:p>«Битая» ссылка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2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co_pas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npa/1275_sogl_2.pdf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Липецк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0313" calcext:value-type="float">
            <text:p>2031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Липецк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working/ohrana/Report2008.doc</text:p>
          </table:table-cell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65782" calcext:value-type="float">
            <text:p>65782</text:p>
          </table:table-cell>
          <table:table-cell office:value-type="string" calcext:value-type="string">
            <text:p>https://irkobl.ru/sites/ecology/news/Doklad2008.pdf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https://irkobl.ru/sites/ecology/news/GZakaz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94154" calcext:value-type="float">
            <text:p>94154</text:p>
          </table:table-cell>
          <table:table-cell office:value-type="string" calcext:value-type="string">
            <text:p>https://irkobl.ru/sites/ecology/working/woter/aukzion/doklad2011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31957" calcext:value-type="float">
            <text:p>131957</text:p>
          </table:table-cell>
          <table:table-cell office:value-type="string" calcext:value-type="string">
            <text:p>https://irkobl.ru/sites/ecology/working/chast1.pdf https://irkobl.ru/sites/ecology/working/chast2.pdf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 Госдоклад в двух частях, поэтому две ссылк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State%20report%202013.pdf</text:p>
          </table:table-cell>
          <table:table-cell office:value-type="string" calcext:value-type="string">
            <text:p>«Битая» ссылка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GosDoklad_Final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91094" calcext:value-type="float">
            <text:p>91094</text:p>
          </table:table-cell>
          <table:table-cell office:value-type="string" calcext:value-type="string">
            <text:p>https://irkobl.ru/sites/ecology/%D0%94%D0%BE%D0%BA%D0%BB%D0%B0%D0%B4_2015.pdf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BC%D0%B0%D0%BA%D0%B5%D1%82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93%D0%94_2017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0864" calcext:value-type="float">
            <text:p>110864</text:p>
          </table:table-cell>
          <table:table-cell office:value-type="string" calcext:value-type="string">
            <text:p>https://irkobl.ru/region/ecology/%D0%93%D0%BE%D1%81%D0%B4%D0%BE%D0%BA%D0%BB%D0%B0%D0%B4_2018.pdf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56645+6515" office:value-type="float" office:value="63160" calcext:value-type="float">
            <text:p>6316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Ангарского муниципального района и Ангарское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region/ecology/%D0%B3%D0%BE%D1%81%D0%B4%D0%BE%D0%BA%D0%BB%D0%B0%D0%B4_%D0%B8%D1%82%D0%BE%D0%B3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462" calcext:value-type="float">
            <text:p>10246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Ангарское городское муниципальное образование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6 на с. 17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6 на с. 18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66676+390" office:value-type="float" office:value="67066" calcext:value-type="float">
            <text:p>6706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Оренбургского муниципального района и города Оренбурга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table:formula="of:=1120+50871" office:value-type="float" office:value="51991" calcext:value-type="float">
            <text:p>519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енбург + Оренбургский муниципальный район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12 на с. 26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9 на с. 29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Медногорск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57" calcext:value-type="float">
            <text:p>545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Медногорск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5 на с. 15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5 на с. 14–15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8 на с. 20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7 на с. 22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рск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ск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c55/%D0%AD%D0%BA%D0%BE%20%D0%B2%D0%B5%D1%81%D1%82%D0%BD%D0%B8%D0%BA%202008.ra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ff1/%D0%AD%D0%BA%D0%BE%20%D0%B2%D0%B5%D1%81%D1%82%D0%BD%D0%B8%D0%BA%202009.ra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359/%D0%AD%D0%BA%D0%BE%20%D0%B2%D0%B5%D1%81%D1%82%D0%BD%D0%B8%D0%BA%202010.ra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1c5/%D0%AD%D0%BA%D0%BE%D0%BB%D0%BE%D0%B3%D0%B8%D1%87%D0%B5%D1%81%D0%BA%D0%B8%D0%B9%20%D0%B2%D0%B5%D1%81%D1%82%D0%BD%D0%B8%D0%BA%20%D0%94%D0%BE%D0%BD%D0%B0%20%D0%B7%D0%B0%202011%20%D0%B3%D0%BE%D0%B4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0/%D0%AD%D0%BA%D0%BE%D0%BB%D0%BE%D0%B3%D0%B8%D1%87%D0%B5%D1%81%D0%BA%D0%BE%D0%B3%D0%BE%20%D0%B2%D0%B5%D1%81%D1%82%D0%BD%D0%B8%D0%BA%D0%B0%20%D0%B7%D0%B0%202012%20%D0%B3%D0%BE%D0%B4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73e/v2013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c1/%D0%AD%D0%BA%D0%BE%D0%BB%D0%BE%D0%B3%D0%B8%D1%87%D0%B5%D1%81%D0%BA%D0%B8%D0%B9%20%D0%B2%D0%B5%D1%81%D1%82%D0%BD%D0%B8%D0%BA%20%D0%94%D0%BE%D0%BD%D0%B0%202014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05/vestnik-ekologicheskiy-2015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4/vestnik-2016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842/%D0%B2%D0%B5%D1%81%D1%82%D0%BD%D0%B8%D0%BA%202017(1)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i/Yse8Z4sh7hJGnw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черкасск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9" calcext:value-type="float">
            <text:p>4919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вочеркасск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gosdoklad-2009.pdf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doklad_ob_ekologicheskoy_obstanovke_na_territorii_astrahanskoy_oblasti_v_2010_godu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udarstvennyy_doklad_ob_ekologicheskoy_situacii_v_ao_za_2011_god.pdf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astrahanskaya_obl._gosdoklad_za_2012_na_sayt_130629_itog_pravka_130704.pdf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15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77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ob_ekologicheskoy_situacii_za_2015_god_0_0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za_2016_god_0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7_okonchatelnyy_0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2018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Астрахань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9.docx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Астрахань.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5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6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7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8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9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0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1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ermecology.ru/report/report2012/doclad_2012w.html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wp-content/uploads/2013/04/%D0%94%D0%BE%D0%BA%D0%BB%D0%B0%D0%B4-%D0%9E-%D1%81%D0%BE%D1%81%D1%82%D0%BE%D1%8F%D0%BD%D0%B8%D0%B8-%D0%B8-%D0%BE%D0%B1-%D0%BE%D1%85%D1%80%D0%B0%D0%BD%D0%B5-%D0%BE%D0%BA%D1%80%D1%83%D0%B6%D0%B0%D1%8E%D1%89%D0%B5%D0%B9-%D1%81%D1%80%D0%B5%D0%B4%D1%8B-%D0%9F%D0%B5%D1%80%D0%BC%D1%81%D0%BA%D0%BE%D0%B3%D0%BE-%D0%BA%D1%80%D0%B0%D1%8F-%D0%B2-2013-%D0%B3%D0%BE%D0%B4%D1%83.zip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3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5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6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7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-2018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ермский (городской округ).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9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ермский городской округ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office:value-type="string" calcext:value-type="string">
            <text:p>Доклад в двух частях, поэтому две ссылки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1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2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3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4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7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4658" calcext:value-type="float">
            <text:p>146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Ярославль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740" calcext:value-type="float">
            <text:p>14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Ярославль.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74" calcext:value-type="float">
            <text:p>1147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Троицкий (муниципальный район в Челябинской области).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Троицкий городской округ - город Троицк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7170" calcext:value-type="float">
            <text:p>37170</text:p>
          </table:table-cell>
          <table:table-cell/>
          <table:table-cell office:value-type="string" calcext:value-type="string">
            <text:p>Из корпоративной отчётности за 2011 год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27290" calcext:value-type="float">
            <text:p>27290</text:p>
          </table:table-cell>
          <table:table-cell office:value-type="string" calcext:value-type="string">
            <text:p>https://www.severstal.com/files/5704/CSR%20Report%202010_Severstal.pdf</text:p>
          </table:table-cell>
          <table:table-cell office:value-type="string" calcext:value-type="string">
            <text:p>Из корпоративной отчётности за 2011 год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27860" calcext:value-type="float">
            <text:p>27860</text:p>
          </table:table-cell>
          <table:table-cell office:value-type="string" calcext:value-type="string">
            <text:p>https://www.severstal.com/files/10072/Severstal_SocialReport_2011.pdf</text:p>
          </table:table-cell>
          <table:table-cell office:value-type="string" calcext:value-type="string">
            <text:p>Таблица «Северсталь Российская Сталь» на с. 103, данные по череповецкой промплощадке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7280" calcext:value-type="float">
            <text:p>27280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27351" calcext:value-type="float">
            <text:p>27351</text:p>
          </table:table-cell>
          <table:table-cell office:value-type="string" calcext:value-type="string">
            <text:p>https://www.severstal.com/files/10308/APA0255-Web.pdf</text:p>
          </table:table-cell>
          <table:table-cell office:value-type="string" calcext:value-type="string">
            <text:p>Из корпоративной отчётности за 2014 год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" calcext:value-type="float">
            <text:p>26324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26645" calcext:value-type="float">
            <text:p>26645</text:p>
          </table:table-cell>
          <table:table-cell office:value-type="string" calcext:value-type="string">
            <text:p>https://www.severstal.com/files/13161/Severstal_CSR_Report_2014_RUS.pdf</text:p>
          </table:table-cell>
          <table:table-cell office:value-type="string" calcext:value-type="string">
            <text:p>Таблица «Выбросы в атмосферу…» на с. 7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26418" calcext:value-type="float">
            <text:p>26418</text:p>
          </table:table-cell>
          <table:table-cell office:value-type="string" calcext:value-type="string">
            <text:p>https://www.severstal.com/files/15732/Severstal_CSR_Report_2015_rus.pdf</text:p>
          </table:table-cell>
          <table:table-cell office:value-type="string" calcext:value-type="string">
            <text:p>Таблица «Выбросы в атмосферу…» на с. 14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4" calcext:value-type="float">
            <text:p>24274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24334" calcext:value-type="float">
            <text:p>24334</text:p>
          </table:table-cell>
          <table:table-cell office:value-type="string" calcext:value-type="string">
            <text:p>https://www.severstal.com/files/20943/Severstal_CSR_Report_2016_rus.pdf</text:p>
          </table:table-cell>
          <table:table-cell office:value-type="string" calcext:value-type="string">
            <text:p>Таблица «Выбросы в атмосферу…» на с. 9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" calcext:value-type="float">
            <text:p>27690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27968" calcext:value-type="float">
            <text:p>27968</text:p>
          </table:table-cell>
          <table:table-cell office:value-type="string" calcext:value-type="string">
            <text:p>https://www.severstal.com/files/22123/social_report_2017.pdf</text:p>
          </table:table-cell>
          <table:table-cell office:value-type="string" calcext:value-type="string">
            <text:p>Таблица «Выбросы в атмосферу…» на с. 9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4" calcext:value-type="float">
            <text:p>26294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26407" calcext:value-type="float">
            <text:p>26407</text:p>
          </table:table-cell>
          <table:table-cell office:value-type="string" calcext:value-type="string">
            <text:p>https://www.severstal.com/files/28592/CSR_SD_Report_2018_RU.pdf</text:p>
          </table:table-cell>
          <table:table-cell office:value-type="string" calcext:value-type="string">
            <text:p>Таблица «Выбросы в атмосферу…» на с. 7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0123" calcext:value-type="float">
            <text:p>3012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Череповец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27458" calcext:value-type="float">
            <text:p>27458</text:p>
          </table:table-cell>
          <table:table-cell office:value-type="string" calcext:value-type="string">
            <text:p>https://www.severstal.com/files/44632/Severstal_CSR_SD_Report_2019_RU.pdf</text:p>
          </table:table-cell>
          <table:table-cell office:value-type="string" calcext:value-type="string">
            <text:p>Таблица «Выбросы в атмосферу…» на с. 7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0753" calcext:value-type="float">
            <text:p>307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Череповец.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4/itogi2010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3/itogi2011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2/itogi2012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/doklad2013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0/doklad2014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1/%D0%94%D0%9E%D0%9A%D0%9B%D0%90%D0%94_2015.rar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5/%D0%94%D0%BE%D0%BA%D0%BB%D0%B0%D0%B4%20%D0%B7%D0%B0%202016%20%D0%B3%D0%BE%D0%B4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6/%D0%94%D0%BE%D0%BA%D0%BB%D0%B0%D0%B4%20%D0%B7%D0%B0%202017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7/301020_%D0%B4%D0%BE%D0%BA%D0%BB%D0%B0%D0%B4_%D0%BC%D0%B8%D0%BD%D0%BF%D1%80%D0%B8%D1%80%D0%BE%D0%B4%D1%8B%202018_%D0%B4%D0%B8%D1%81%D0%BA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7502" calcext:value-type="float">
            <text:p>7750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мск.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5538" calcext:value-type="float">
            <text:p>4553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Омск.</text:p>
          </table:table-cell>
        </table:table-row>
      </table:table>
      <table:table table:name="Лист2" table:style-name="ta1">
        <table:table-column table:style-name="co1" table:default-cell-style-name="ce5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Nic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Norilsk</text:p>
          </table:table-cell>
          <table:table-cell office:value-type="string" calcext:value-type="string">
            <text:p>Krasnoyarsk region</text:p>
          </table:table-cell>
          <table:table-cell office:value-type="string" calcext:value-type="string">
            <text:p>http://www.mpr.krskstate.ru/envir/page5849</text:p>
          </table:table-cell>
        </table:table-row>
        <table:table-row table:style-name="ro2">
          <table:table-cell table:style-name="Default" office:value-type="string" calcext:value-type="string">
            <text:p>Kostomuksha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http://ecology.gov.karelia.ru/about/5511/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severstal.com/rus/sustainable-development/documents/reports</text:p>
          </table:table-cell>
        </table:table-row>
        <table:table-row table:style-name="ro2">
          <table:table-cell table:style-name="Default" office:value-type="string" calcext:value-type="string">
            <text:p>Severodvinsk</text:p>
          </table:table-cell>
          <table:table-cell office:value-type="string" calcext:value-type="string">
            <text:p>Arkhangelsk region</text:p>
          </table:table-cell>
          <table:table-cell office:value-type="string" calcext:value-type="string">
            <text:p>https://dvinaland.ru/gov/iogv/minlpk/docList/</text:p>
          </table:table-cell>
        </table:table-row>
        <table:table-row table:style-name="ro2">
          <table:table-cell table:style-name="Default" office:value-type="string" calcext:value-type="string">
            <text:p>Serov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rasnouralsk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irovograd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Reftinskaya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Middle-Ural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Ufaleynikel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https://www.mos.ru/eco/documents/doklady/</text:p>
          </table:table-cell>
        </table:table-row>
        <table:table-row table:style-name="ro1">
          <table:table-cell office:value-type="string" calcext:value-type="string">
            <text:p>Karabash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Ufa</text:p>
          </table:table-cell>
          <table:table-cell office:value-type="string" calcext:value-type="string">
            <text:p>Bashkortostan</text:p>
          </table:table-cell>
          <table:table-cell office:value-type="string" calcext:value-type="string">
            <text:p>https://ecology.bashkortostan.ru/presscenter/lectures/</text:p>
          </table:table-cell>
        </table:table-row>
        <table:table-row table:style-name="ro1">
          <table:table-cell office:value-type="string" calcext:value-type="string">
            <text:p>Ryazan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Ryazanskaja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Novokuznetsk</text:p>
          </table:table-cell>
          <table:table-cell office:value-type="string" calcext:value-type="string">
            <text:p>Kemerovo region</text:p>
          </table:table-cell>
          <table:table-cell office:value-type="string" calcext:value-type="string">
            <text:p>http://kuzbasseco.ru/doklady/o-sostoyanii-okruzhayushhej-sredy-kemerovskoj-oblasti/</text:p>
          </table:table-cell>
        </table:table-row>
        <table:table-row table:style-name="ro1">
          <table:table-cell office:value-type="string" calcext:value-type="string">
            <text:p>Magnitogor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Novokuybshevsk</text:p>
          </table:table-cell>
          <table:table-cell office:value-type="string" calcext:value-type="string">
            <text:p>Samara region</text:p>
          </table:table-cell>
          <table:table-cell office:value-type="string" calcext:value-type="string">
            <text:p>http://www.priroda.samregion.ru/environmental_protection/state_report/</text:p>
          </table:table-cell>
        </table:table-row>
        <table:table-row table:style-name="ro1">
          <table:table-cell office:value-type="string" calcext:value-type="string">
            <text:p>Lipetsk</text:p>
          </table:table-cell>
          <table:table-cell office:value-type="string" calcext:value-type="string">
            <text:p>Lipetsk region</text:p>
          </table:table-cell>
          <table:table-cell office:value-type="string" calcext:value-type="string">
            <text:p>http://ekolip.ru/folder1/</text:p>
          </table:table-cell>
        </table:table-row>
        <table:table-row table:style-name="ro1">
          <table:table-cell office:value-type="string" calcext:value-type="string">
            <text:p>Angarsk</text:p>
          </table:table-cell>
          <table:table-cell office:value-type="string" calcext:value-type="string">
            <text:p>Irkutsk region</text:p>
          </table:table-cell>
          <table:table-cell office:value-type="string" calcext:value-type="string">
            <text:p>https://irkobl.ru/sites/ecology/picture/</text:p>
          </table:table-cell>
        </table:table-row>
        <table:table-row table:style-name="ro1">
          <table:table-cell office:value-type="string" calcext:value-type="string">
            <text:p>Orenburg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Mednog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Novocherkassk</text:p>
          </table:table-cell>
          <table:table-cell office:value-type="string" calcext:value-type="string">
            <text:p>Rostov region</text:p>
          </table:table-cell>
          <table:table-cell office:value-type="string" calcext:value-type="string">
            <text:p>https://минприродыро.рф/projects/19/</text:p>
          </table:table-cell>
        </table:table-row>
        <table:table-row table:style-name="ro1">
          <table:table-cell office:value-type="string" calcext:value-type="string">
            <text:p>Astrakhan</text:p>
          </table:table-cell>
          <table:table-cell office:value-type="string" calcext:value-type="string">
            <text:p>Astrakhan region</text:p>
          </table:table-cell>
          <table:table-cell office:value-type="string" calcext:value-type="string">
            <text:p>https://nat.astrobl.ru/service/doklady</text:p>
          </table:table-cell>
        </table:table-row>
        <table:table-row table:style-name="ro1">
          <table:table-cell office:value-type="string" calcext:value-type="string">
            <text:p>Severoni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 office:value-type="string" calcext:value-type="string">
            <text:p>Perm</text:p>
          </table:table-cell>
          <table:table-cell office:value-type="string" calcext:value-type="string">
            <text:p>Permskiy krai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</text:p>
          </table:table-cell>
        </table:table-row>
        <table:table-row table:style-name="ro1">
          <table:table-cell office:value-type="string" calcext:value-type="string">
            <text:p>Yaroslavl</text:p>
          </table:table-cell>
          <table:table-cell office:value-type="string" calcext:value-type="string">
            <text:p>Yaroslavskaya oblast</text:p>
          </table:table-cell>
          <table:table-cell office:value-type="string" calcext:value-type="string">
            <text:p>https://www.yarregion.ru/depts/doosp/Pages/Reports.aspx</text:p>
          </table:table-cell>
        </table:table-row>
        <table:table-row table:style-name="ro1">
          <table:table-cell office:value-type="string" calcext:value-type="string">
            <text:p>Troit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Cherepovetskaya</text:p>
          </table:table-cell>
          <table:table-cell office:value-type="string" calcext:value-type="string">
            <text:p>Vologodskaya oblast</text:p>
          </table:table-cell>
          <table:table-cell office:value-type="string" calcext:value-type="string">
            <text:p>https://dpr.gov35.ru/deyatelnost/deyatelnost-strukturnykh-podrazdeleniy/sostoyanie-okruzhayushchey-sredy/</text:p>
          </table:table-cell>
        </table:table-row>
        <table:table-row table:style-name="ro2">
          <table:table-cell table:style-name="Default" office:value-type="string" calcext:value-type="string">
            <text:p>Omsk</text:p>
          </table:table-cell>
          <table:table-cell office:value-type="string" calcext:value-type="string">
            <text:p>Omskaya oblast</text:p>
          </table:table-cell>
          <table:table-cell office:value-type="string" calcext:value-type="string">
            <text:p>http://mpr.omskportal.ru/oiv/mpr/otrasl/ecodep/ekspertiza/doklad</text:p>
          </table:table-cell>
        </table:table-row>
        <table:table-row table:style-name="ro2" table:number-rows-repeated="2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Russia</text:p>
          </table:table-cell>
          <table:table-cell office:value-type="string" calcext:value-type="string">
            <text:p>https://rpn.gov.ru/activity/reports-receiving/air/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http://old.rpn.gov.ru/sites/default/files/od-human-read/2-tp_vozduh_2018.zi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4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.00.0000</text:date>, <text:time style:data-style-name="N2" text:time-value="13:48:03.82587402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8-03T13:48:20.293888147</dc:date>
    <dc:creator>Anonymous  </dc:creator>
    <meta:editing-duration>P1DT11H20M42S</meta:editing-duration>
    <meta:editing-cycles>151</meta:editing-cycles>
    <meta:generator>LibreOffice/6.2.4.2$Linux_X86_64 LibreOffice_project/20$Build-2</meta:generator>
    <meta:document-statistic meta:table-count="2" meta:cell-count="3733" meta:object-count="0"/>
  </office:meta>
</office:document-meta>
</file>